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officeooo:rsid="00131c69" officeooo:paragraph-rsid="00131c69"/>
    </style:style>
    <style:style style:name="P4" style:family="paragraph" style:parent-style-name="Standard" style:list-style-name="L5">
      <style:text-properties fo:font-weight="bold" style:font-weight-asian="bold" style:font-weight-complex="bold"/>
    </style:style>
    <style:style style:name="P5" style:family="paragraph" style:parent-style-name="Standard" style:list-style-name="L6">
      <style:text-properties fo:font-weight="bold" style:font-weight-asian="bold" style:font-weight-complex="bold"/>
    </style:style>
    <style:style style:name="P6" style:family="paragraph" style:parent-style-name="Standard">
      <style:text-properties fo:font-weight="bold" officeooo:rsid="00131c69" officeooo:paragraph-rsid="00153ef5" style:font-weight-asian="bold" style:font-weight-complex="bold"/>
    </style:style>
    <style:style style:name="P7" style:family="paragraph" style:parent-style-name="Standard">
      <style:text-properties fo:font-size="14pt" fo:font-weight="bold" officeooo:rsid="00131c69" officeooo:paragraph-rsid="00140ead" style:font-size-asian="14pt" style:font-weight-asian="bold" style:font-size-complex="14pt" style:font-weight-complex="bold"/>
    </style:style>
    <style:style style:name="P8" style:family="paragraph" style:parent-style-name="Standard">
      <style:text-properties fo:font-size="14pt" fo:font-weight="bold" officeooo:rsid="00131c69" officeooo:paragraph-rsid="00153ef5" style:font-size-asian="14pt" style:font-weight-asian="bold" style:font-size-complex="14pt" style:font-weight-complex="bold"/>
    </style:style>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text-properties fo:font-size="12pt" officeooo:rsid="00131c69" officeooo:paragraph-rsid="00153ef5" style:font-size-asian="12pt" style:font-size-complex="12pt"/>
    </style:style>
    <style:style style:name="P13" style:family="paragraph" style:parent-style-name="Standard">
      <style:text-properties fo:font-size="12pt" fo:font-weight="bold" officeooo:rsid="00131c69" officeooo:paragraph-rsid="00153ef5" style:font-size-asian="12pt" style:font-weight-asian="bold" style:font-size-complex="12pt" style:font-weight-complex="bold"/>
    </style:style>
    <style:style style:name="P14" style:family="paragraph" style:parent-style-name="Text_20_body">
      <style:text-properties fo:font-size="25pt" officeooo:rsid="00131c69" officeooo:paragraph-rsid="00131c69"/>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40ead"/>
    </style:style>
    <style:style style:name="T4" style:family="text">
      <style:text-properties officeooo:rsid="00153ef5"/>
    </style:style>
    <style:style style:name="T5" style:family="text">
      <style:text-properties fo:font-weight="normal" officeooo:rsid="00153ef5"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quirements and Analysis Document for the <text:span text:style-name="T4">(insert project name here)</text:span> project (RAD) </text:p>
      <text:p text:style-name="P6"><text:span text:style-name="T4">Version:</text:span><text:span text:style-name="T5"> 1.0</text:span></text:p>
      <text:p text:style-name="P6"><text:span text:style-name="T4">Date: </text:span><text:span text:style-name="T5">some date</text:span></text:p>
      <text:p text:style-name="P6"><text:span text:style-name="T4">Authors: <text:s/></text:span><text:span text:style-name="T5">Eric Arnebäck, Johan Gerdin, Andreas Wahlström ,Linnea Andersson</text:span></text:p>
      <text:p text:style-name="P12">This version overrides all previous versions.</text:p>
      <text:p text:style-name="P12"/>
      <text:p text:style-name="P8"><text:span text:style-name="T4">1 Introduction</text:span></text:p>
      <text:p text:style-name="P12"><text:span text:style-name="T4"/></text:p>
      <text:p text:style-name="P12"><text:span text:style-name="T4">This is a physics game where you as a black whole float around in space and</text:span></text:p>
      <text:p text:style-name="P12"><text:span text:style-name="T4">eat planets and other objects.</text:span></text:p>
      <text:p text:style-name="P12"><text:span text:style-name="T4"/></text:p>
      <text:p text:style-name="P13"><text:span text:style-name="T4">1.1 Purpose of application</text:span></text:p>
      <text:p text:style-name="P12"><text:span text:style-name="T4"/></text:p>
      <text:p text:style-name="P12"><text:span text:style-name="T4">The project aims to create a physics based game eat-em-up game that provides</text:span></text:p>
      <text:p text:style-name="P12"><text:span text:style-name="T4">entertainment to the user.</text:span></text:p>
      <text:p text:style-name="P12"><text:span text:style-name="T4"/></text:p>
      <text:p text:style-name="P13"><text:span text:style-name="T4">1.2 General characteristics of application</text:span></text:p>
      <text:p text:style-name="P12"><text:span text:style-name="T4"/></text:p>
      <text:p text:style-name="P12"><text:span text:style-name="T4">The game is a physics based android game, controllable by touch</text:span></text:p>
      <text:p text:style-name="P12"><text:span text:style-name="T4">controllers. It is single player.</text:span></text:p>
      <text:p text:style-name="P12"><text:span text:style-name="T4"/></text:p>
      <text:p text:style-name="P12"><text:span text:style-name="T4">The player moves a black hole swallowing objects until he dies. If the</text:span></text:p>
      <text:p text:style-name="P12"><text:span text:style-name="T4">black hole dies, it is respawned and a life is used up. This goes on</text:span></text:p>
      <text:p text:style-name="P12"><text:span text:style-name="T4">until the player has run out lives, then it's game over. The black</text:span></text:p>
      <text:p text:style-name="P12"><text:span text:style-name="T4">hole dies when it is eaten by an other black hole. These other black</text:span></text:p>
      <text:p text:style-name="P12"><text:span text:style-name="T4">holes are controlled by some kind of AI. There are no time constraints.</text:span></text:p>
      <text:p text:style-name="P12"><text:span text:style-name="T4"/></text:p>
      <text:p text:style-name="P12"><text:span text:style-name="T4">Once the player has eaten enough objects, the next level will start.</text:span></text:p>
      <text:p text:style-name="P12"><text:span text:style-name="T4"/></text:p>
      <text:p text:style-name="P13"><text:span text:style-name="T4">1.3 Scope of application</text:span></text:p>
      <text:p text:style-name="P12"><text:span text:style-name="T4"/></text:p>
      <text:p text:style-name="P12"><text:span text:style-name="T4">There is only one player, and enemies are controlled by an AI. The</text:span></text:p>
      <text:p text:style-name="P12"><text:span text:style-name="T4">application saves the high scores. It is not possible for the player</text:span></text:p>
      <text:p text:style-name="P12"><text:span text:style-name="T4">to edit and make their own levels.</text:span></text:p>
      <text:p text:style-name="P12"><text:span text:style-name="T4"/></text:p>
      <text:p text:style-name="P13"><text:span text:style-name="T4">1.4 Objectives and success criteria of the project</text:span></text:p>
      <text:p text:style-name="P12"><text:span text:style-name="T4"/></text:p>
      <text:p text:style-name="P12"><text:span text:style-name="T4"><text:s text:c="2"/>It should be possible to play the game for as long as the player</text:span></text:p>
      <text:p text:style-name="P12"><text:span text:style-name="T4"><text:s text:c="2"/>is still alive, there is no "final level". Stages are generated</text:span></text:p>
      <text:p text:style-name="P12"><text:span text:style-name="T4"><text:s text:c="2"/>dynamically if necessary to keep the game going. The game should be</text:span></text:p>
      <text:p text:style-name="P12"><text:span text:style-name="T4"><text:s text:c="2"/>playable on an android mobile/pad of any size.</text:span></text:p>
      <text:p text:style-name="P12"><text:span text:style-name="T4"/></text:p>
      <text:p text:style-name="P13"><text:span text:style-name="T4">1.5 Definitions, acronyms and abbreviations</text:span></text:p>
      <text:p text:style-name="P12"><text:span text:style-name="T4"/></text:p>
      <text:p text:style-name="P12"><text:span text:style-name="T4">Eat-em-up game - A game where the main goal for the player is to</text:span></text:p>
      <text:p text:style-name="P12"><text:span text:style-name="T4">swallow objects in the level.</text:span> </text:p>
      <text:p text:style-name="P3"/>
      <text:p text:style-name="P7"><text:span text:style-name="T3">2 Requirements</text:span></text:p>
      <text:p text:style-name="Standard"><text:soft-page-break/></text:p>
      <text:p text:style-name="P1">2.1 Functional requirements</text:p>
      <text:p text:style-name="Standard"/>
      <text:p text:style-name="Standard"><text:tab/>The player should be able to:</text:p>
      <text:p text:style-name="Standard"/>
      <text:list xml:id="list1033265101" text:style-name="L4">
        <text:list-item>
          <text:p text:style-name="P9">Select language for the GUI (Option is saved)</text:p>
          <text:p text:style-name="P9"/>
        </text:list-item>
        <text:list-item>
          <text:p text:style-name="P9">Change sound options for the game(<text:span text:style-name="T1">Mute</text:span>, lower, higher. Options are saved)</text:p>
          <text:p text:style-name="P9"/>
        </text:list-item>
        <text:list-item>
          <text:p text:style-name="P9">Look at the instructions</text:p>
          <text:p text:style-name="P9"/>
        </text:list-item>
        <text:list-item>
          <text:p text:style-name="P9">Start a new game </text:p>
          <text:p text:style-name="P9"/>
          <text:list>
            <text:list-header>
              <text:p text:style-name="P9">4.1 Choose if to read tutorial</text:p>
              <text:p text:style-name="P9">4.2 Choose difficulty</text:p>
              <text:p text:style-name="P9"/>
            </text:list-header>
          </text:list>
        </text:list-item>
        <text:list-item>
          <text:p text:style-name="P9">Continue the last game (Only available if there is a saved game)</text:p>
          <text:p text:style-name="P9"/>
        </text:list-item>
        <text:list-item>
          <text:p text:style-name="P9">Play the game</text:p>
          <text:p text:style-name="P9"/>
          <text:list>
            <text:list-header>
              <text:p text:style-name="P9">6.2 Move around</text:p>
              <text:p text:style-name="P9">6.3 Collide with other objects </text:p>
              <text:p text:style-name="P9"/>
            </text:list-header>
          </text:list>
        </text:list-item>
        <text:list-item>
          <text:p text:style-name="P9">End the game. Saves thegame</text:p>
        </text:list-item>
      </text:list>
      <text:p text:style-name="Standard"/>
      <text:p text:style-name="P2"><text:span text:style-name="T2">2.2 Non-functional requirement</text:span>s</text:p>
      <text:p text:style-name="Standard"/>
      <text:list xml:id="list1270730300" text:style-name="L5">
        <text:list-item>
          <text:list>
            <text:list-item>
              <text:list>
                <text:list-item>
                  <text:p text:style-name="P4">Usability</text:p>
                  <text:p text:style-name="P10"/>
                  <text:p text:style-name="P10">As the application is a game it should be very easy to use, it should be easy to understand how to use and not take long to start playing. An instructions option should be accesable before start and a tutorial when begining a new game. There should also exist an language option, at least for Swedish and English. Test should be performed to verify and ensure the applications usability. The results from the test will be part of the final documentation.</text:p>
                  <text:p text:style-name="P10"/>
                </text:list-item>
                <text:list-item>
                  <text:p text:style-name="P4">Reliability</text:p>
                  <text:p text:style-name="P10"/>
                  <text:p text:style-name="P10">you can't break the game?</text:p>
                  <text:p text:style-name="P10"/>
                </text:list-item>
                <text:list-item>
                  <text:p text:style-name="P4">Performance</text:p>
                  <text:p text:style-name="P10"/>
                  <text:p text:style-name="P10">The players action should recive immidiate feedback from the system and worst case respond time should not exceed 1 sec. Longer response time would mean a high risk of the game not functioning properly(in the meaning that lag will make it impossible to avoid enemy/obstacle/larger planet).</text:p>
                  <text:p text:style-name="P10"/>
                </text:list-item>
                <text:list-item>
                  <text:p text:style-name="P4">Supportability</text:p>
                  <text:p text:style-name="P10"/>
                  <text:p text:style-name="P10">The applications should be implemented in a way that supports modification for use on webb and other mobile platforms. Also the game should be implemented in a way <text:s/>that makes it easy to locate rapported faults and fix them.</text:p>
                  <text:p text:style-name="P10"><text:soft-page-break/></text:p>
                </text:list-item>
                <text:list-item>
                  <text:p text:style-name="P4">Implementation</text:p>
                  <text:p text:style-name="P10"/>
                  <text:p text:style-name="P10">The application is writen in the java language for use in an android eviroment, this makes it easy to run it on any android device as well as on the webb. Devices that uses other languages than java won't be able to run the application without an android emulator. </text:p>
                  <text:p text:style-name="P10"><text:s/></text:p>
                </text:list-item>
                <text:list-item>
                  <text:p text:style-name="P4">Packaging and installation</text:p>
                  <text:p text:style-name="P10"/>
                  <text:p text:style-name="P10">The application will be available for download on Google play store.</text:p>
                  <text:p text:style-name="P10"/>
                </text:list-item>
                <text:list-item>
                  <text:p text:style-name="P4">Legal</text:p>
                  <text:p text:style-name="P10"/>
                  <text:p text:style-name="P10">NA</text:p>
                </text:list-item>
              </text:list>
            </text:list-item>
          </text:list>
        </text:list-item>
      </text:list>
      <text:p text:style-name="Standard"><text:s/></text:p>
      <text:p text:style-name="P1">2.3 Application models</text:p>
      <text:p text:style-name="Standard"/>
      <text:list xml:id="list176230120" text:style-name="L6">
        <text:list-item>
          <text:list>
            <text:list-item>
              <text:list>
                <text:list-item>
                  <text:p text:style-name="P5">Use case model</text:p>
                  <text:p text:style-name="P11"/>
                  <text:p text:style-name="P11">See Appendix: Use case diagram</text:p>
                  <text:p text:style-name="P11"/>
                </text:list-item>
                <text:list-item>
                  <text:p text:style-name="P5">Use case Priority</text:p>
                  <text:p text:style-name="P11"/>
                  <text:p text:style-name="P11">High: <text:tab/>Move</text:p>
                  <text:list>
                    <text:list-item>
                      <text:list>
                        <text:list-header>
                          <text:p text:style-name="P11">PowerUp</text:p>
                          <text:p text:style-name="P11">SwallowEntity</text:p>
                        </text:list-header>
                      </text:list>
                    </text:list-item>
                  </text:list>
                  <text:p text:style-name="P11"/>
                  <text:p text:style-name="P11">Medel: GameOver</text:p>
                  <text:list>
                    <text:list-item>
                      <text:list>
                        <text:list-header>
                          <text:p text:style-name="P11">PlayerSwallowed</text:p>
                        </text:list-header>
                      </text:list>
                    </text:list-item>
                  </text:list>
                  <text:p text:style-name="P11"/>
                  <text:p text:style-name="P11">Low: <text:tab/>NextLevel</text:p>
                  <text:list text:continue-numbering="true">
                    <text:list-header>
                      <text:p text:style-name="P11"/>
                    </text:list-header>
                  </text:list>
                </text:list-item>
                <text:list-item>
                  <text:p text:style-name="P5">Analysis model</text:p>
                  <text:p text:style-name="P11"/>
                  <text:p text:style-name="P11">See Appendix: Analysis model</text:p>
                  <text:p text:style-name="P11"/>
                </text:list-item>
                <text:list-item>
                  <text:p text:style-name="P5">User interface</text:p>
                  <text:p text:style-name="P11"/>
                  <text:p text:style-name="P11">As this game is made for use on android devices, <text:s/>it needs to be playable on a wide variation of screen sizes(e.g <text:span text:style-name="T2">example</text:span>). The applications GUI will be fixed (you can't change the skin or theme). </text:p>
                </text:list-item>
              </text:list>
            </text:list-item>
          </text:list>
        </text:list-item>
      </text:list>
      <text:p text:style-name="Standard"/>
      <text:p text:style-name="Standard"/>
      <text:p text:style-name="Standard"/>
      <text:p text:style-name="Standard"/>
      <text:p text:style-name="Standard"/>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3T18:07:33</meta:creation-date>
    <dc:date>2013-04-03T18:13:52</dc:date>
    <meta:editing-duration>PT4M33S</meta:editing-duration>
    <meta:editing-cycles>3</meta:editing-cycles>
    <meta:generator>LibreOffice/3.6$MacOSX_x86 LibreOffice_project/e29a214-2bbed72-0621de6-a97528c-8f066d</meta:generator>
    <meta:document-statistic meta:table-count="0" meta:image-count="0" meta:object-count="0" meta:page-count="3" meta:paragraph-count="77" meta:word-count="694" meta:character-count="4015" meta:non-whitespace-character-count="3392"/>
  </office:meta>
</office:document-meta>
</file>